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0ed5" style:font-weight-asian="normal" style:font-weight-complex="normal"/>
    </style:style>
    <style:style style:name="T4" style:family="text">
      <style:text-properties officeooo:rsid="000a0e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icurso SeComp2013</text:p>
      <text:p text:style-name="Standard"/>
      <text:p text:style-name="Standard"><text:span text:style-name="T1">Título</text:span>: Desenvolvimento de um sistema de tempo real (chat) utilizando os frameworks Javascript – NodeJS, Express e Angular</text:p>
      <text:p text:style-name="P2"/>
      <text:p text:style-name="P2">Nome(s) do(s) autor (es):</text:p>
      <text:p text:style-name="P1"><text:tab/>- Cleiton Rodrigues Queiroz da Silva</text:p>
      <text:p text:style-name="P1"><text:tab/>- Luciano Jorge Miranda Filho</text:p>
      <text:p text:style-name="P1"><text:tab/>- Rodrigo Scapim Furtado</text:p>
      <text:p text:style-name="P1"><text:tab/>- Vinicius Nordi Esperança</text:p>
      <text:p text:style-name="P2"/>
      <text:p text:style-name="Standard"><text:span text:style-name="T1">Duração</text:span>: 4 horas </text:p>
      <text:p text:style-name="Standard"/>
      <text:p text:style-name="P2">1) Apresentação</text:p>
      <text:p text:style-name="Standard"><text:span text:style-name="T1"><text:tab/></text:span><text:span text:style-name="T2">Node.js </text:span><text:span text:style-name="T3">[1] </text:span><text:span text:style-name="T2">é uma plataforma baseada em JavaScript que permite o desenvolvimento de aplicações de alta performance, visando escalabilidade e respostas em tempo real.</text:span></text:p>
      <text:p text:style-name="P6"/>
      <text:p text:style-name="P6"><text:tab/>Express <text:span text:style-name="T4">[2] </text:span>é <text:s/>um framework simples e minimalista que auxilia o desenvolvimento de aplicações web sobre o Node.js. Provê um ambiente rico e robusto para aplicações web single e multi-page.</text:p>
      <text:p text:style-name="P6"/>
      <text:p text:style-name="P6"><text:tab/>Angular <text:span text:style-name="T4">[3] </text:span>é um framework front-end JavaScript desenvolvido pela Google que possibilita a extensão do vocabulário HTML, permitindo a construção de páginas dinâmicas de forma simplificada.</text:p>
      <text:p text:style-name="P6"/>
      <text:p text:style-name="P6"><text:tab/>Estas modernas ferramentas possibilitam o desenvolvimento de aplicações ricas com interfaces dinâmicas e interativas ao usuário, e com back-end robusto e escalável. Por tratar-se de JavaScript, um paradigma baseado em eventos, tais tecnologias são ideais para contextos que requerem ações assíncronas e de tempo real.</text:p>
      <text:p text:style-name="P2"/>
      <text:p text:style-name="P2">2) Objetivo</text:p>
      <text:p text:style-name="P7"><text:tab/>Introduzir o conceito de desenvolvimento de sistemas de tempo real com a utilização de Javascript e websockets, afim de inserir o conhecimento básico aos alunos que desejam estudar mais a fundo tal assunto.</text:p>
      <text:p text:style-name="P3"/>
      <text:p text:style-name="P3">3) Estratégia</text:p>
      <text:p text:style-name="P7"><text:tab/>Utilizando Node [1] e Express [2] como servidor de aplicação, pretende-se integrá-los ao framework Angular [3], responsável pela camada de visão, afim de criar um chat básico.</text:p>
      <text:p text:style-name="P7"><text:tab/>Inicialmente serão apresentados alguns conceitos de cada framework, elucidando o potencial e a utilização de todos. Após essa parte inicial, o curso focará no desenvolvimento do sistema, passo a passo, apresentando webSockets, e as vantagens por trás de cada tecnologia.</text:p>
      <text:p text:style-name="P7"/>
      <text:p text:style-name="P3">4) Bibliografia</text:p>
      <text:p text:style-name="P4"><text:span text:style-name="T2"><text:tab/>[1] </text:span><text:a xlink:type="simple" xlink:href="http://nodejs.org/"><text:span text:style-name="T2">http://nodejs.org/</text:span></text:a></text:p>
      <text:p text:style-name="P4"><text:span text:style-name="T2"><text:tab/>[2] </text:span><text:a xlink:type="simple" xlink:href="http://expressjs.com/"><text:span text:style-name="T2">http://expressjs.com/</text:span></text:a></text:p>
      <text:p text:style-name="P4"><text:span text:style-name="T2"><text:tab/>[3] </text:span><text:a xlink:type="simple" xlink:href="http://angularjs.org/"><text:span text:style-name="T2">http://angularjs.org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4:52:22</meta:creation-date>
    <dc:date>2013-10-09T15:51:23</dc:date>
    <meta:editing-duration>PT2M18S</meta:editing-duration>
    <meta:editing-cycles>8</meta:editing-cycles>
    <meta:generator>LibreOffice/4.0.2.2$Linux_X86_64 LibreOffice_project/400m0$Build-2</meta:generator>
    <meta:document-statistic meta:table-count="0" meta:image-count="0" meta:object-count="0" meta:page-count="1" meta:paragraph-count="22" meta:word-count="284" meta:character-count="1948" meta:non-whitespace-character-count="1669"/>
  </office:meta>
</office:document-meta>
</file>